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12c" officeooo:paragraph-rsid="001af12c"/>
    </style:style>
    <style:style style:name="P2" style:family="paragraph" style:parent-style-name="Standard">
      <style:text-properties officeooo:rsid="001cb460" officeooo:paragraph-rsid="001cb460"/>
    </style:style>
    <style:style style:name="P3" style:family="paragraph" style:parent-style-name="Standard" style:list-style-name="L1">
      <style:text-properties officeooo:rsid="001af12c" officeooo:paragraph-rsid="001af12c"/>
    </style:style>
    <style:style style:name="P4" style:family="paragraph" style:parent-style-name="Standard" style:list-style-name="L2">
      <style:text-properties officeooo:rsid="001af12c" officeooo:paragraph-rsid="001cb460"/>
    </style:style>
    <style:style style:name="P5" style:family="paragraph" style:parent-style-name="Standard" style:list-style-name="L2">
      <style:text-properties officeooo:rsid="001af12c" officeooo:paragraph-rsid="001af12c"/>
    </style:style>
    <style:style style:name="P6" style:family="paragraph" style:parent-style-name="Standard" style:list-style-name="L2">
      <style:text-properties officeooo:rsid="001cb460" officeooo:paragraph-rsid="001cb460"/>
    </style:style>
    <style:style style:name="P7" style:family="paragraph" style:parent-style-name="Standard">
      <style:text-properties officeooo:rsid="001cb460" officeooo:paragraph-rsid="001cb460"/>
    </style:style>
    <style:style style:name="P8" style:family="paragraph" style:parent-style-name="Standard" style:list-style-name="L2">
      <style:text-properties officeooo:rsid="001cf900" officeooo:paragraph-rsid="001cf900"/>
    </style:style>
    <style:style style:name="P9" style:family="paragraph" style:parent-style-name="Standard" style:list-style-name="L2">
      <style:text-properties officeooo:rsid="001b627d" officeooo:paragraph-rsid="001b627d"/>
    </style:style>
    <style:style style:name="P10" style:family="paragraph" style:parent-style-name="Standard">
      <style:text-properties officeooo:rsid="0020566b" officeooo:paragraph-rsid="0020566b"/>
    </style:style>
    <style:style style:name="P11" style:family="paragraph" style:parent-style-name="Standard" style:list-style-name="L3">
      <style:text-properties officeooo:rsid="0020566b" officeooo:paragraph-rsid="0020566b"/>
    </style:style>
    <style:style style:name="P12" style:family="paragraph" style:parent-style-name="Standard">
      <style:text-properties officeooo:rsid="002224c6" officeooo:paragraph-rsid="002224c6"/>
    </style:style>
    <style:style style:name="P13" style:family="paragraph" style:parent-style-name="Standard" style:list-style-name="L4">
      <style:text-properties officeooo:rsid="002224c6" officeooo:paragraph-rsid="002224c6"/>
    </style:style>
    <style:style style:name="P14" style:family="paragraph" style:parent-style-name="Standard" style:list-style-name="L6">
      <style:text-properties officeooo:rsid="002224c6" officeooo:paragraph-rsid="0026acc5"/>
    </style:style>
    <style:style style:name="P15" style:family="paragraph" style:parent-style-name="Standard">
      <style:text-properties officeooo:rsid="0023890c" officeooo:paragraph-rsid="0023890c"/>
    </style:style>
    <style:style style:name="P16" style:family="paragraph" style:parent-style-name="Standard" style:list-style-name="L5">
      <style:text-properties officeooo:rsid="0023890c" officeooo:paragraph-rsid="0023890c"/>
    </style:style>
    <style:style style:name="P17" style:family="paragraph" style:parent-style-name="Standard" style:list-style-name="L5">
      <style:text-properties officeooo:rsid="0023d5a6" officeooo:paragraph-rsid="0023d5a6"/>
    </style:style>
    <style:style style:name="P18" style:family="paragraph" style:parent-style-name="Standard">
      <style:text-properties officeooo:rsid="0023d5a6" officeooo:paragraph-rsid="0023d5a6"/>
    </style:style>
    <style:style style:name="P19" style:family="paragraph" style:parent-style-name="Standard">
      <style:text-properties officeooo:rsid="0024d513" officeooo:paragraph-rsid="0024d513"/>
    </style:style>
    <style:style style:name="P20" style:family="paragraph" style:parent-style-name="Standard" style:list-style-name="L6">
      <style:text-properties officeooo:paragraph-rsid="0024d513"/>
    </style:style>
    <style:style style:name="P21" style:family="paragraph" style:parent-style-name="Standard" style:list-style-name="L6">
      <style:text-properties officeooo:rsid="0026acc5" officeooo:paragraph-rsid="0026acc5"/>
    </style:style>
    <style:style style:name="P22" style:family="paragraph" style:parent-style-name="Standard">
      <style:text-properties officeooo:rsid="0026acc5" officeooo:paragraph-rsid="0026acc5"/>
    </style:style>
    <style:style style:name="P23" style:family="paragraph" style:parent-style-name="Preformatted_20_Text" style:list-style-name="L6">
      <style:text-properties officeooo:paragraph-rsid="0024d513"/>
    </style:style>
    <style:style style:name="P24" style:family="paragraph" style:parent-style-name="Preformatted_20_Text" style:list-style-name="L6">
      <style:text-properties officeooo:rsid="0026acc5" officeooo:paragraph-rsid="0026acc5"/>
    </style:style>
    <style:style style:name="P25" style:family="paragraph" style:parent-style-name="Preformatted_20_Text">
      <style:text-properties officeooo:rsid="0026acc5" officeooo:paragraph-rsid="0026acc5"/>
    </style:style>
    <style:style style:name="P26" style:family="paragraph" style:parent-style-name="Preformatted_20_Text" style:list-style-name="L7">
      <style:text-properties officeooo:rsid="0026acc5" officeooo:paragraph-rsid="0026acc5"/>
    </style:style>
    <style:style style:name="T1" style:family="text">
      <style:text-properties officeooo:rsid="001cb460"/>
    </style:style>
    <style:style style:name="T2" style:family="text">
      <style:text-properties officeooo:rsid="001cf900"/>
    </style:style>
    <style:style style:name="T3" style:family="text">
      <style:text-properties officeooo:rsid="001ebb7f"/>
    </style:style>
    <style:style style:name="T4" style:family="text">
      <style:text-properties officeooo:rsid="0024d513"/>
    </style:style>
    <style:style style:name="T5" style:family="text">
      <style:text-properties fo:font-variant="normal" fo:text-transform="none" fo:color="#111111" fo:font-size="11.25pt" fo:letter-spacing="normal" fo:font-style="normal" fo:font-weight="normal" fo:background-color="#eeeeee" loext:char-shading-value="0" fo:padding="0cm" fo:border="none"/>
    </style:style>
    <style:style style:name="T6" style:family="text">
      <style:text-properties fo:font-variant="normal" fo:text-transform="none" fo:color="#111111" fo:font-size="11.25pt" fo:letter-spacing="normal" fo:font-style="normal" fo:font-weight="normal" officeooo:rsid="0024d513" fo:background-color="#eeeeee" loext:char-shading-value="0" fo:padding="0cm" fo:border="none"/>
    </style:style>
    <style:style style:name="T7" style:family="text">
      <style:text-properties fo:font-variant="normal" fo:text-transform="none" fo:color="#111111" fo:font-size="11.25pt" fo:letter-spacing="normal" fo:font-style="normal" fo:font-weight="normal" officeooo:rsid="002224c6" fo:background-color="#eeeeee" loext:char-shading-value="0" fo:padding="0cm" fo:border="none"/>
    </style:style>
    <style:style style:name="T8" style:family="text">
      <style:text-properties fo:font-variant="normal" fo:text-transform="none" fo:color="#111111" fo:font-size="11.25pt" fo:letter-spacing="normal" fo:font-style="normal" fo:font-weight="normal" officeooo:rsid="0026acc5" fo:background-color="#eeeeee" loext:char-shading-value="0" fo:padding="0cm" fo:border="none"/>
    </style:style>
    <style:style style:name="T9" style:family="text">
      <style:text-properties fo:font-variant="normal" fo:text-transform="none" fo:color="#111111" fo:font-size="11.25pt" fo:letter-spacing="normal" fo:font-style="normal" fo:font-weight="bold" fo:background-color="#eeeeee" loext:char-shading-value="0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Both Robot &amp; Workstation</text:p>
      <text:list xml:id="list2637996143747896784" text:style-name="L1">
        <text:list-item>
          <text:p text:style-name="P3">connect to the same wifi network </text:p>
        </text:list-item>
      </text:list>
      <text:p text:style-name="P1"/>
      <text:p text:style-name="P2">For Robot:</text:p>
      <text:list xml:id="list1643613089290527580" text:style-name="L2">
        <text:list-item>
          <text:p text:style-name="P4">open .bashrc file </text:p>
          <text:list>
            <text:list-item>
              <text:p text:style-name="P6">#export ROS_MASTER_URI = http://localhost::11311</text:p>
            </text:list-item>
            <text:list-item>
              <text:p text:style-name="P6">#export ROS_HOSTNAME=[robot ip address]</text:p>
            </text:list-item>
          </text:list>
        </text:list-item>
        <text:list-item>
          <text:p text:style-name="P8">run command &lt;&lt;roslaunch turtlebot_bringup minimal.launch&gt;&gt;</text:p>
        </text:list-item>
      </text:list>
      <text:p text:style-name="P1"/>
      <text:p text:style-name="P1">For Workstation:</text:p>
      <text:list xml:id="list143840781115418" text:continue-numbering="true" text:style-name="L2">
        <text:list-item>
          <text:p text:style-name="P9">to determine workstation IP address</text:p>
          <text:list>
            <text:list-item>
              <text:p text:style-name="P9">use command <text:span text:style-name="T2">&lt;&lt;</text:span>ifconfig<text:span text:style-name="T2">&gt;&gt;</text:span></text:p>
            </text:list-item>
          </text:list>
        </text:list-item>
        <text:list-item>
          <text:p text:style-name="P5">open .bashrc file </text:p>
          <text:list>
            <text:list-item>
              <text:p text:style-name="P5">add the following lines</text:p>
              <text:list>
                <text:list-item>
                  <text:p text:style-name="P5">export ROS_MASTER_URI= [robot <text:span text:style-name="T1">ip </text:span>address]</text:p>
                </text:list-item>
                <text:list-item>
                  <text:p text:style-name="P5"><text:span text:style-name="T3">llll</text:span>export ROS_HOSTNAME= [workstation <text:span text:style-name="T1">ip </text:span>address]</text:p>
                  <text:list>
                    <text:list-item>
                      <text:p text:style-name="P5">Turtlebot 1 IP Address: 192.168.42.149:11311</text:p>
                    </text:list-item>
                    <text:list-item>
                      <text:p text:style-name="P5">Turtlebot 2 IP Address: 192.168.42.214:11311</text:p>
                    </text:list-item>
                    <text:list-item>
                      <text:p text:style-name="P9">Turtlebot 3 IP Address: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o connect to robot </text:p>
          <text:list>
            <text:list-item>
              <text:p text:style-name="P6">use command &lt;&lt;ssh turtlebot@[robot ip address]</text:p>
            </text:list-item>
          </text:list>
        </text:list-item>
      </text:list>
      <text:p text:style-name="P2"/>
      <text:p text:style-name="P10">To Pull A Repository from Github:</text:p>
      <text:list xml:id="list5512676765982088203" text:style-name="L3">
        <text:list-item>
          <text:p text:style-name="P11">mkdir -p ~/catkin_ws/src/[folder name]</text:p>
        </text:list-item>
        <text:list-item>
          <text:p text:style-name="P11">cd ~/catkin_ws/src/[folder name]</text:p>
        </text:list-item>
        <text:list-item>
          <text:p text:style-name="P11">git init</text:p>
        </text:list-item>
        <text:list-item>
          <text:p text:style-name="P11">git pull [github address]</text:p>
        </text:list-item>
      </text:list>
      <text:p text:style-name="P10"/>
      <text:p text:style-name="P12">Minimal Turtlebot Launch: </text:p>
      <text:list xml:id="list7155732159396545117" text:style-name="L4">
        <text:list-item>
          <text:p text:style-name="P13">&lt;&lt;roslaunch turtlebot_bringup minimal.launch&gt;&gt;</text:p>
        </text:list-item>
        <text:list-item>
          <text:p text:style-name="P13">&lt;&lt;roslaunch turtlebot_teleop keyboard_teleop.launch&gt;&gt;</text:p>
        </text:list-item>
      </text:list>
      <text:p text:style-name="P12"/>
      <text:p text:style-name="P15">Camera Launch Bringup:</text:p>
      <text:list xml:id="list8835570971202965017" text:style-name="L5">
        <text:list-item>
          <text:p text:style-name="P16">&lt;&lt;roslaunch openni_launch openni.launch&gt;&gt;</text:p>
        </text:list-item>
        <text:list-item>
          <text:p text:style-name="P17">&lt;&lt;roslaunch turtlebot_bringup 3dsensor.launch&gt;&gt;</text:p>
        </text:list-item>
      </text:list>
      <text:p text:style-name="P18"/>
      <text:p text:style-name="P19">Gmapping:</text:p>
      <text:list xml:id="list7799528005125708717" text:style-name="L6">
        <text:list-item>
          <text:p text:style-name="P20"><text:span text:style-name="T4">&lt;&lt;</text:span><text:span text:style-name="Source_20_Text"><text:span text:style-name="T5">roslaunch turtlebot_bringup minimal.launch</text:span></text:span><text:span text:style-name="Source_20_Text"><text:span text:style-name="T6">&gt;</text:span></text:span><text:span text:style-name="Source_20_Text"><text:span text:style-name="T8">&lt;</text:span></text:span></text:p>
        </text:list-item>
        <text:list-item>
          <text:p text:style-name="P20"><text:span text:style-name="Source_20_Text"><text:span text:style-name="T6">&lt;&lt;roslaunch turtlebot_navigation gmapping_demo.launch&gt;&gt;</text:span></text:span></text:p>
        </text:list-item>
        <text:list-item>
          <text:p text:style-name="P23"><text:span text:style-name="Source_20_Text"><text:span text:style-name="T6">&lt;&lt;</text:span></text:span><text:span text:style-name="Source_20_Text"><text:span text:style-name="T5">roslaunch turtlebot_rviz_launchers view_navigation.launch</text:span></text:span><text:span text:style-name="Source_20_Text"><text:span text:style-name="T6">&gt;</text:span></text:span></text:p>
        </text:list-item>
        <text:list-item>
          <text:p text:style-name="P14"><text:span text:style-name="Source_20_Text"><text:span text:style-name="T7">&lt;&lt;roslaunch turtlebot_teleop keyboard_teleop.launch&gt;&gt;</text:span></text:span></text:p>
        </text:list-item>
      </text:list>
      <text:p text:style-name="P19"/>
      <text:list xml:id="list143840334275042" text:continue-numbering="true" text:style-name="L6">
        <text:list-item>
          <text:p text:style-name="P21">once mapping is finished, save map</text:p>
        </text:list-item>
      </text:list>
      <text:p text:style-name="P22"/>
      <text:list xml:id="list143839524941045" text:continue-numbering="true" text:style-name="L6">
        <text:list-item>
          <text:p text:style-name="P24"><text:span text:style-name="Source_20_Text"><text:span text:style-name="T5">rosrun map_server map_saver -f [map location]</text:span></text:span></text:p>
        </text:list-item>
      </text:list>
      <text:p text:style-name="P25"/>
      <text:p text:style-name="P25"/>
      <text:p text:style-name="P25"><text:soft-page-break/></text:p>
      <text:p text:style-name="P22">AMCL:</text:p>
      <text:list xml:id="list6416120832716384795" text:style-name="L7">
        <text:list-item>
          <text:p text:style-name="P26"><text:span text:style-name="Source_20_Text"><text:span text:style-name="T5">roslaunch turtlebot_bringup minimal.launch</text:span></text:span></text:p>
        </text:list-item>
        <text:list-item>
          <text:p text:style-name="P26"><text:span text:style-name="Source_20_Text"><text:span text:style-name="T5">roslaunch turtlebot_navigation amcl_demo.launch map_file:</text:span></text:span><text:span text:style-name="Source_20_Text"><text:span text:style-name="T9">=</text:span></text:span></text:p>
        </text:list-item>
        <text:list-item>
          <text:p text:style-name="P26"><text:span text:style-name="Source_20_Text"><text:span text:style-name="T5">roslaunch turtlebot_rviz_launchers view_navigation.launch</text:span></text:span></text:p>
        </text:list-item>
      </text:list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08:41.561422357</meta:creation-date>
    <dc:date>2017-02-14T14:38:38.948505655</dc:date>
    <meta:editing-duration>PT2H24M5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186" meta:character-count="1485" meta:non-whitespace-character-count="1368"/>
  </office:meta>
</office:document-meta>
</file>